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0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ff00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map style:condition="cell-content()='0xe0' or '0xF0'" style:apply-style-name="Untitled1" style:base-cell-address="Sheet1.A2"/>
    </style:style>
    <style:style style:name="ce9" style:family="table-cell" style:parent-style-name="Default">
      <style:map style:condition="cell-content()='0xe0' or '0xF0'" style:apply-style-name="Untitled1" style:base-cell-address="Sheet1.A2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order-bottom="none" fo:background-color="#e6e64c" fo:border-left="0.06pt solid #000000" fo:border-right="0.06pt solid #000000" fo:border-top="none"/>
      <style:text-properties style:use-window-font-color="true"/>
    </style:style>
    <style:style style:name="ce23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6e64c"/>
      <style:text-properties style:use-window-font-color="true"/>
    </style:style>
    <style:style style:name="ce29" style:family="table-cell" style:parent-style-name="Default">
      <style:table-cell-properties fo:background-color="#c0c0c0"/>
      <style:text-properties fo:color="#666666"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31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2" style:family="table-cell" style:parent-style-name="Default">
      <style:table-cell-properties fo:border-bottom="none" fo:border-left="0.06pt dotted #000000" fo:border-right="none" fo:border-top="none"/>
    </style:style>
    <style:style style:name="ce33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4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5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6" style:family="table-cell" style:parent-style-name="Default">
      <style:table-cell-properties fo:border-bottom="none" fo:background-color="#e6e64c" fo:border-left="0.06pt dotted #000000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e6e64c" fo:border-left="0.06pt solid #000000" fo:border-right="none" fo:border-top="none"/>
      <style:text-properties style:use-window-font-color="true"/>
    </style:style>
    <style:style style:name="ce41" style:family="table-cell" style:parent-style-name="Default">
      <style:table-cell-properties fo:border-bottom="0.06pt solid #000000" fo:border-left="0.06pt dotted #000000" fo:border-right="none" fo:border-top="none"/>
    </style:style>
    <style:style style:name="ce42" style:family="table-cell" style:parent-style-name="Default">
      <style:table-cell-properties fo:border-bottom="none" fo:border-left="0.06pt dotte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e6e64c" fo:border-left="none" fo:border-right="0.06pt solid #000000" fo:border-top="none"/>
      <style:text-properties style:use-window-font-color="true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0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32"/>
        <table:table-column table:style-name="co4" table:default-cell-style-name="ce24"/>
        <table:table-column table:style-name="co4" table:number-columns-repeated="5" table:default-cell-style-name="Default"/>
        <table:table-column table:style-name="co4" table:default-cell-style-name="ce32"/>
        <table:table-column table:style-name="co4" table:default-cell-style-name="ce24"/>
        <table:table-column table:style-name="co4" table:number-columns-repeated="4" table:default-cell-style-name="Default"/>
        <table:table-column table:style-name="co4" table:default-cell-style-name="ce43"/>
        <table:table-column table:style-name="co4" table:default-cell-style-name="ce24"/>
        <table:table-column table:style-name="co4" table:default-cell-style-name="Default"/>
        <table:table-column table:style-name="co4" table:default-cell-style-name="ce43"/>
        <table:table-column table:style-name="co4" table:default-cell-style-name="ce24"/>
        <table:table-column table:style-name="co4" table:number-columns-repeated="3" table:default-cell-style-name="Default"/>
        <table:table-column table:style-name="co4" table:default-cell-style-name="ce43"/>
        <table:table-column table:style-name="co4" table:default-cell-style-name="ce24"/>
        <table:table-column table:style-name="co4" table:number-columns-repeated="6" table:default-cell-style-name="Default"/>
        <table:table-column table:style-name="co4" table:default-cell-style-name="ce43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977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3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 table:number-columns-spanned="8" table:number-rows-spanned="1">
            <text:p>minute</text:p>
          </table:table-cell>
          <table:covered-table-cell table:number-columns-repeated="6" table:style-name="ce30"/>
          <table:covered-table-cell table:style-name="ce33"/>
          <table:table-cell table:style-name="ce37" office:value-type="string" calcext:value-type="string" table:number-columns-spanned="7" table:number-rows-spanned="1">
            <text:p>hour</text:p>
          </table:table-cell>
          <table:covered-table-cell table:number-columns-repeated="5" table:style-name="ce12"/>
          <table:covered-table-cell table:style-name="ce41"/>
          <table:table-cell table:style-name="ce37" office:value-type="string" calcext:value-type="string" table:number-columns-spanned="6" table:number-rows-spanned="1">
            <text:p>day</text:p>
          </table:table-cell>
          <table:covered-table-cell table:number-columns-repeated="4" table:style-name="ce12"/>
          <table:covered-table-cell table:style-name="ce44"/>
          <table:table-cell table:style-name="ce37" office:value-type="string" calcext:value-type="string" table:number-columns-spanned="3" table:number-rows-spanned="1">
            <text:p>weekday</text:p>
          </table:table-cell>
          <table:covered-table-cell table:style-name="ce12"/>
          <table:covered-table-cell table:style-name="ce44"/>
          <table:table-cell table:style-name="ce37" office:value-type="string" calcext:value-type="string" table:number-columns-spanned="5" table:number-rows-spanned="1">
            <text:p>month</text:p>
          </table:table-cell>
          <table:covered-table-cell table:number-columns-repeated="3" table:style-name="ce12"/>
          <table:covered-table-cell table:style-name="ce44"/>
          <table:table-cell table:style-name="ce37" office:value-type="string" calcext:value-type="string" table:number-columns-spanned="8" table:number-rows-spanned="1">
            <text:p>year</text:p>
          </table:table-cell>
          <table:covered-table-cell table:number-columns-repeated="6" table:style-name="ce12"/>
          <table:covered-table-cell table:style-name="ce44"/>
          <table:table-cell table:style-name="ce48" office:value-type="string" calcext:value-type="string">
            <text:p>p_date</text:p>
          </table:table-cell>
          <table:table-cell table:style-name="ce12" table:number-columns-repeated="984"/>
        </table:table-row>
        <table:table-row table:style-name="ro3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4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3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10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50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5">
          <table:table-cell table:style-name="ce15" office:value-type="string" calcext:value-type="string">
            <text:p>decoded minute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4">
          <table:table-cell table:style-name="ce15"/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4"/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table:style-name="ce14"/>
          <table:table-cell table:style-name="ce20"/>
          <table:table-cell table:style-name="ce14" table:number-columns-repeated="7"/>
          <table:table-cell table:style-name="ce34"/>
          <table:table-cell table:style-name="ce38"/>
          <table:table-cell table:style-name="ce14" table:number-columns-repeated="5"/>
          <table:table-cell table:style-name="ce34"/>
          <table:table-cell table:style-name="ce38"/>
          <table:table-cell table:style-name="ce14" table:number-columns-repeated="4"/>
          <table:table-cell table:style-name="ce45"/>
          <table:table-cell table:style-name="ce38"/>
          <table:table-cell table:style-name="ce14"/>
          <table:table-cell table:style-name="ce45"/>
          <table:table-cell table:style-name="ce38"/>
          <table:table-cell table:style-name="ce14" table:number-columns-repeated="3"/>
          <table:table-cell table:style-name="ce45"/>
          <table:table-cell table:style-name="ce38"/>
          <table:table-cell table:style-name="ce14" table:number-columns-repeated="6"/>
          <table:table-cell table:style-name="ce45"/>
          <table:table-cell table:style-name="ce20"/>
          <table:table-cell table:style-name="ce14" table:number-columns-repeated="984"/>
        </table:table-row>
        <table:table-row table:style-name="ro3">
          <table:table-cell table:style-name="ce16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6" table:formula="of:=IF([.C8]=[.C16];1;0)" office:value-type="float" office:value="1" calcext:value-type="float">
            <text:p>1</text:p>
          </table:table-cell>
          <table:table-cell table:style-name="ce26" table:formula="of:=IF([.D8]=[.D16];1;0)" office:value-type="float" office:value="1" calcext:value-type="float">
            <text:p>1</text:p>
          </table:table-cell>
          <table:table-cell table:style-name="ce26" table:formula="of:=IF([.E8]=[.E16];1;0)" office:value-type="float" office:value="1" calcext:value-type="float">
            <text:p>1</text:p>
          </table:table-cell>
          <table:table-cell table:style-name="ce26" table:formula="of:=IF([.F8]=[.F16];1;0)" office:value-type="float" office:value="1" calcext:value-type="float">
            <text:p>1</text:p>
          </table:table-cell>
          <table:table-cell table:style-name="ce26" table:formula="of:=IF([.G8]=[.G16];1;0)" office:value-type="float" office:value="1" calcext:value-type="float">
            <text:p>1</text:p>
          </table:table-cell>
          <table:table-cell table:style-name="ce26" table:formula="of:=IF([.H8]=[.H16];1;0)" office:value-type="float" office:value="1" calcext:value-type="float">
            <text:p>1</text:p>
          </table:table-cell>
          <table:table-cell table:style-name="ce26" table:formula="of:=IF([.I8]=[.I16];1;0)" office:value-type="float" office:value="1" calcext:value-type="float">
            <text:p>1</text:p>
          </table:table-cell>
          <table:table-cell table:style-name="ce26" table:formula="of:=IF([.J8]=[.J16];1;0)" office:value-type="float" office:value="1" calcext:value-type="float">
            <text:p>1</text:p>
          </table:table-cell>
          <table:table-cell table:style-name="ce26" table:formula="of:=IF([.K8]=[.K16];1;0)" office:value-type="float" office:value="1" calcext:value-type="float">
            <text:p>1</text:p>
          </table:table-cell>
          <table:table-cell table:style-name="ce26" table:formula="of:=IF([.L8]=[.L16];1;0)" office:value-type="float" office:value="1" calcext:value-type="float">
            <text:p>1</text:p>
          </table:table-cell>
          <table:table-cell table:style-name="ce26" table:formula="of:=IF([.M8]=[.M16];1;0)" office:value-type="float" office:value="1" calcext:value-type="float">
            <text:p>1</text:p>
          </table:table-cell>
          <table:table-cell table:style-name="ce26" table:formula="of:=IF([.N8]=[.N16];1;0)" office:value-type="float" office:value="1" calcext:value-type="float">
            <text:p>1</text:p>
          </table:table-cell>
          <table:table-cell table:style-name="ce26" table:formula="of:=IF([.O8]=[.O16];1;0)" office:value-type="float" office:value="1" calcext:value-type="float">
            <text:p>1</text:p>
          </table:table-cell>
          <table:table-cell table:style-name="ce26" table:formula="of:=IF([.P8]=[.P16];1;0)" office:value-type="float" office:value="1" calcext:value-type="float">
            <text:p>1</text:p>
          </table:table-cell>
          <table:table-cell table:style-name="ce26" table:formula="of:=IF([.Q8]=[.Q16];1;0)" office:value-type="float" office:value="1" calcext:value-type="float">
            <text:p>1</text:p>
          </table:table-cell>
          <table:table-cell table:style-name="ce26" table:formula="of:=IF([.R8]=[.R16];1;0)" office:value-type="float" office:value="1" calcext:value-type="float">
            <text:p>1</text:p>
          </table:table-cell>
          <table:table-cell table:style-name="ce26" table:formula="of:=IF([.S8]=[.S16];1;0)" office:value-type="float" office:value="1" calcext:value-type="float">
            <text:p>1</text:p>
          </table:table-cell>
          <table:table-cell table:style-name="ce26" table:formula="of:=IF([.T8]=[.T16];1;0)" office:value-type="float" office:value="1" calcext:value-type="float">
            <text:p>1</text:p>
          </table:table-cell>
          <table:table-cell table:style-name="ce26" table:formula="of:=IF([.U8]=[.U16];1;0)" office:value-type="float" office:value="1" calcext:value-type="float">
            <text:p>1</text:p>
          </table:table-cell>
          <table:table-cell table:style-name="ce26" table:formula="of:=IF([.V8]=[.V16];1;0)" office:value-type="float" office:value="1" calcext:value-type="float">
            <text:p>1</text:p>
          </table:table-cell>
          <table:table-cell table:style-name="ce26" table:formula="of:=IF([.W8]=[.W16];1;0)" office:value-type="float" office:value="1" calcext:value-type="float">
            <text:p>1</text:p>
          </table:table-cell>
          <table:table-cell table:style-name="ce26" table:formula="of:=IF([.X8]=[.X16];1;0)" office:value-type="float" office:value="1" calcext:value-type="float">
            <text:p>1</text:p>
          </table:table-cell>
          <table:table-cell table:style-name="ce26" table:formula="of:=IF([.Y8]=[.Y16];1;0)" office:value-type="float" office:value="1" calcext:value-type="float">
            <text:p>1</text:p>
          </table:table-cell>
          <table:table-cell table:style-name="ce26" table:formula="of:=IF([.Z8]=[.Z16];1;0)" office:value-type="float" office:value="1" calcext:value-type="float">
            <text:p>1</text:p>
          </table:table-cell>
          <table:table-cell table:style-name="ce26" table:formula="of:=IF([.AA8]=[.AA16];1;0)" office:value-type="float" office:value="1" calcext:value-type="float">
            <text:p>1</text:p>
          </table:table-cell>
          <table:table-cell table:style-name="ce26" table:formula="of:=IF([.AB8]=[.AB16];1;0)" office:value-type="float" office:value="1" calcext:value-type="float">
            <text:p>1</text:p>
          </table:table-cell>
          <table:table-cell table:style-name="ce26" table:formula="of:=IF([.AC8]=[.AC16];1;0)" office:value-type="float" office:value="1" calcext:value-type="float">
            <text:p>1</text:p>
          </table:table-cell>
          <table:table-cell table:style-name="ce26" table:formula="of:=IF([.AD8]=[.AD16];1;0)" office:value-type="float" office:value="1" calcext:value-type="float">
            <text:p>1</text:p>
          </table:table-cell>
          <table:table-cell table:style-name="ce26" table:formula="of:=IF([.AE8]=[.AE16];1;0)" office:value-type="float" office:value="1" calcext:value-type="float">
            <text:p>1</text:p>
          </table:table-cell>
          <table:table-cell table:style-name="ce26" table:formula="of:=IF([.AF8]=[.AF16];1;0)" office:value-type="float" office:value="1" calcext:value-type="float">
            <text:p>1</text:p>
          </table:table-cell>
          <table:table-cell table:style-name="ce26" table:formula="of:=IF([.AG8]=[.AG16];1;0)" office:value-type="float" office:value="1" calcext:value-type="float">
            <text:p>1</text:p>
          </table:table-cell>
          <table:table-cell table:style-name="ce26" table:formula="of:=IF([.AH8]=[.AH16];1;0)" office:value-type="float" office:value="1" calcext:value-type="float">
            <text:p>1</text:p>
          </table:table-cell>
          <table:table-cell table:style-name="ce26" table:formula="of:=IF([.AI8]=[.AI16];1;0)" office:value-type="float" office:value="1" calcext:value-type="float">
            <text:p>1</text:p>
          </table:table-cell>
          <table:table-cell table:style-name="ce26" table:formula="of:=IF([.AJ8]=[.AJ16];1;0)" office:value-type="float" office:value="1" calcext:value-type="float">
            <text:p>1</text:p>
          </table:table-cell>
          <table:table-cell table:style-name="ce26" table:formula="of:=IF([.AK8]=[.AK16];1;0)" office:value-type="float" office:value="1" calcext:value-type="float">
            <text:p>1</text:p>
          </table:table-cell>
          <table:table-cell table:style-name="ce26" table:formula="of:=IF([.AL8]=[.AL16];1;0)" office:value-type="float" office:value="1" calcext:value-type="float">
            <text:p>1</text:p>
          </table:table-cell>
          <table:table-cell table:style-name="ce26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6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6" table:number-columns-repeated="16"/>
          <table:table-cell table:style-name="ce26" office:value-type="string" calcext:value-type="string">
            <text:p>c</text:p>
          </table:table-cell>
          <table:table-cell table:style-name="ce26" table:number-columns-repeated="20"/>
          <table:table-cell/>
          <table:table-cell table:style-name="ce26" table:number-columns-repeated="38"/>
          <table:table-cell table:number-columns-repeated="946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string" calcext:value-type="string" table:number-columns-spanned="8" table:number-rows-spanned="1">
            <text:p>minute</text:p>
          </table:table-cell>
          <table:covered-table-cell table:number-columns-repeated="6" table:style-name="ce31"/>
          <table:covered-table-cell table:style-name="ce35"/>
          <table:table-cell table:style-name="ce39" office:value-type="string" calcext:value-type="string" table:number-columns-spanned="7" table:number-rows-spanned="1">
            <text:p>hour</text:p>
          </table:table-cell>
          <table:covered-table-cell table:number-columns-repeated="5" table:style-name="ce17"/>
          <table:covered-table-cell table:style-name="ce42"/>
          <table:table-cell table:style-name="ce39" office:value-type="string" calcext:value-type="string" table:number-columns-spanned="6" table:number-rows-spanned="1">
            <text:p>day</text:p>
          </table:table-cell>
          <table:covered-table-cell table:number-columns-repeated="4" table:style-name="ce17"/>
          <table:covered-table-cell table:style-name="ce46"/>
          <table:table-cell table:style-name="ce39" office:value-type="string" calcext:value-type="string" table:number-columns-spanned="3" table:number-rows-spanned="1">
            <text:p>weekday</text:p>
          </table:table-cell>
          <table:covered-table-cell table:style-name="ce17"/>
          <table:covered-table-cell table:style-name="ce46"/>
          <table:table-cell table:style-name="ce39" office:value-type="string" calcext:value-type="string" table:number-columns-spanned="5" table:number-rows-spanned="1">
            <text:p>month</text:p>
          </table:table-cell>
          <table:covered-table-cell table:number-columns-repeated="3" table:style-name="ce17"/>
          <table:covered-table-cell table:style-name="ce46"/>
          <table:table-cell table:style-name="ce39" office:value-type="string" calcext:value-type="string" table:number-columns-spanned="8" table:number-rows-spanned="1">
            <text:p>year</text:p>
          </table:table-cell>
          <table:covered-table-cell table:number-columns-repeated="6" table:style-name="ce17"/>
          <table:covered-table-cell table:style-name="ce46"/>
          <table:table-cell table:style-name="ce49" office:value-type="string" calcext:value-type="string">
            <text:p>p_date</text:p>
          </table:table-cell>
          <table:table-cell table:style-name="ce17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/>
          <table:table-cell table:style-name="ce22"/>
          <table:table-cell table:style-name="ce28" table:number-columns-repeated="7"/>
          <table:table-cell table:style-name="ce36"/>
          <table:table-cell table:style-name="ce40"/>
          <table:table-cell table:style-name="ce28" table:number-columns-repeated="5"/>
          <table:table-cell table:style-name="ce36"/>
          <table:table-cell table:style-name="ce40"/>
          <table:table-cell table:style-name="ce28" table:number-columns-repeated="4"/>
          <table:table-cell table:style-name="ce47"/>
          <table:table-cell table:style-name="ce40"/>
          <table:table-cell table:style-name="ce28"/>
          <table:table-cell table:style-name="ce47"/>
          <table:table-cell table:style-name="ce40"/>
          <table:table-cell table:style-name="ce28" table:number-columns-repeated="3"/>
          <table:table-cell table:style-name="ce47"/>
          <table:table-cell table:style-name="ce40"/>
          <table:table-cell table:style-name="ce28" table:number-columns-repeated="6"/>
          <table:table-cell table:style-name="ce47"/>
          <table:table-cell table:style-name="ce22"/>
          <table:table-cell table:number-columns-repeated="984"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977"/>
        </table:table-row>
        <table:table-row table:style-name="ro5">
          <table:table-cell table:style-name="ce18" office:value-type="string" calcext:value-type="string">
            <text:p>result</text:p>
          </table:table-cell>
          <table:table-cell table:style-name="ce23"/>
          <table:table-cell table:style-name="ce29" table:formula="of:=[.C24]*[.C22]" office:value-type="float" office:value="1" calcext:value-type="float">
            <text:p>1</text:p>
          </table:table-cell>
          <table:table-cell table:style-name="ce29" table:formula="of:=[.D24]*[.D22]" office:value-type="float" office:value="2" calcext:value-type="float">
            <text:p>2</text:p>
          </table:table-cell>
          <table:table-cell table:style-name="ce29" table:formula="of:=[.E24]*[.E22]" office:value-type="float" office:value="0" calcext:value-type="float">
            <text:p>0</text:p>
          </table:table-cell>
          <table:table-cell table:style-name="ce29" table:formula="of:=[.F24]*[.F22]" office:value-type="float" office:value="0" calcext:value-type="float">
            <text:p>0</text:p>
          </table:table-cell>
          <table:table-cell table:style-name="ce29" table:formula="of:=[.G24]*[.G22]" office:value-type="float" office:value="10" calcext:value-type="float">
            <text:p>10</text:p>
          </table:table-cell>
          <table:table-cell table:style-name="ce29" table:formula="of:=[.H24]*[.H22]" office:value-type="float" office:value="20" calcext:value-type="float">
            <text:p>20</text:p>
          </table:table-cell>
          <table:table-cell table:style-name="ce29" table:formula="of:=[.I24]*[.I22]" office:value-type="float" office:value="0" calcext:value-type="float">
            <text:p>0</text:p>
          </table:table-cell>
          <table:table-cell table:style-name="ce18" table:formula="of:=SUM([.C25:.I25])" office:value-type="float" office:value="33" calcext:value-type="float">
            <text:p>33</text:p>
          </table:table-cell>
          <table:table-cell table:style-name="ce29" table:formula="of:=[.K24]*[.K22]" office:value-type="float" office:value="1" calcext:value-type="float">
            <text:p>1</text:p>
          </table:table-cell>
          <table:table-cell table:style-name="ce29" table:formula="of:=[.L24]*[.L22]" office:value-type="float" office:value="0" calcext:value-type="float">
            <text:p>0</text:p>
          </table:table-cell>
          <table:table-cell table:style-name="ce29" table:formula="of:=[.M24]*[.M22]" office:value-type="float" office:value="0" calcext:value-type="float">
            <text:p>0</text:p>
          </table:table-cell>
          <table:table-cell table:style-name="ce29" table:formula="of:=[.N24]*[.N22]" office:value-type="float" office:value="0" calcext:value-type="float">
            <text:p>0</text:p>
          </table:table-cell>
          <table:table-cell table:style-name="ce29" table:formula="of:=[.O24]*[.O22]" office:value-type="float" office:value="10" calcext:value-type="float">
            <text:p>10</text:p>
          </table:table-cell>
          <table:table-cell table:style-name="ce29" table:formula="of:=[.P24]*[.P22]" office:value-type="float" office:value="0" calcext:value-type="float">
            <text:p>0</text:p>
          </table:table-cell>
          <table:table-cell table:style-name="ce18" table:formula="of:=SUM([.K25:.P25])" office:value-type="float" office:value="11" calcext:value-type="float">
            <text:p>11</text:p>
          </table:table-cell>
          <table:table-cell table:style-name="ce29" table:formula="of:=[.R24]*[.R22]" office:value-type="float" office:value="1" calcext:value-type="float">
            <text:p>1</text:p>
          </table:table-cell>
          <table:table-cell table:style-name="ce29" table:formula="of:=[.S24]*[.S22]" office:value-type="float" office:value="0" calcext:value-type="float">
            <text:p>0</text:p>
          </table:table-cell>
          <table:table-cell table:style-name="ce29" table:formula="of:=[.T24]*[.T22]" office:value-type="float" office:value="4" calcext:value-type="float">
            <text:p>4</text:p>
          </table:table-cell>
          <table:table-cell table:style-name="ce29" table:formula="of:=[.U24]*[.U22]" office:value-type="float" office:value="0" calcext:value-type="float">
            <text:p>0</text:p>
          </table:table-cell>
          <table:table-cell table:style-name="ce29" table:formula="of:=[.V24]*[.V22]" office:value-type="float" office:value="0" calcext:value-type="float">
            <text:p>0</text:p>
          </table:table-cell>
          <table:table-cell table:style-name="ce29" table:formula="of:=[.W24]*[.W22]" office:value-type="float" office:value="20" calcext:value-type="float">
            <text:p>20</text:p>
          </table:table-cell>
          <table:table-cell table:style-name="ce29" table:formula="of:=[.X24]*[.X22]" office:value-type="float" office:value="1" calcext:value-type="float">
            <text:p>1</text:p>
          </table:table-cell>
          <table:table-cell table:style-name="ce29" table:formula="of:=[.Y24]*[.Y22]" office:value-type="float" office:value="0" calcext:value-type="float">
            <text:p>0</text:p>
          </table:table-cell>
          <table:table-cell table:style-name="ce29" table:formula="of:=[.Z24]*[.Z22]" office:value-type="float" office:value="4" calcext:value-type="float">
            <text:p>4</text:p>
          </table:table-cell>
          <table:table-cell table:style-name="ce29" table:formula="of:=[.AA24]*[.AA22]" office:value-type="float" office:value="0" calcext:value-type="float">
            <text:p>0</text:p>
          </table:table-cell>
          <table:table-cell table:style-name="ce29" table:formula="of:=[.AB24]*[.AB22]" office:value-type="float" office:value="0" calcext:value-type="float">
            <text:p>0</text:p>
          </table:table-cell>
          <table:table-cell table:style-name="ce29" table:formula="of:=[.AC24]*[.AC22]" office:value-type="float" office:value="4" calcext:value-type="float">
            <text:p>4</text:p>
          </table:table-cell>
          <table:table-cell table:style-name="ce29" table:formula="of:=[.AD24]*[.AD22]" office:value-type="float" office:value="0" calcext:value-type="float">
            <text:p>0</text:p>
          </table:table-cell>
          <table:table-cell table:style-name="ce29" table:formula="of:=[.AE24]*[.AE22]" office:value-type="float" office:value="0" calcext:value-type="float">
            <text:p>0</text:p>
          </table:table-cell>
          <table:table-cell table:style-name="ce29" table:formula="of:=[.AF24]*[.AF22]" office:value-type="float" office:value="0" calcext:value-type="float">
            <text:p>0</text:p>
          </table:table-cell>
          <table:table-cell table:style-name="ce29" table:formula="of:=[.AG24]*[.AG22]" office:value-type="float" office:value="0" calcext:value-type="float">
            <text:p>0</text:p>
          </table:table-cell>
          <table:table-cell table:style-name="ce29" table:formula="of:=[.AH24]*[.AH22]" office:value-type="float" office:value="4" calcext:value-type="float">
            <text:p>4</text:p>
          </table:table-cell>
          <table:table-cell table:style-name="ce29" table:formula="of:=[.AI24]*[.AI22]" office:value-type="float" office:value="0" calcext:value-type="float">
            <text:p>0</text:p>
          </table:table-cell>
          <table:table-cell table:style-name="ce29" table:formula="of:=[.AJ24]*[.AJ22]" office:value-type="float" office:value="10" calcext:value-type="float">
            <text:p>10</text:p>
          </table:table-cell>
          <table:table-cell table:style-name="ce29" table:formula="of:=[.AK24]*[.AK22]" office:value-type="float" office:value="0" calcext:value-type="float">
            <text:p>0</text:p>
          </table:table-cell>
          <table:table-cell table:style-name="ce29" table:formula="of:=[.AL24]*[.AL22]" office:value-type="float" office:value="0" calcext:value-type="float">
            <text:p>0</text:p>
          </table:table-cell>
          <table:table-cell table:style-name="ce29" table:formula="of:=[.AM24]*[.AM22]" office:value-type="float" office:value="0" calcext:value-type="float">
            <text:p>0</text:p>
          </table:table-cell>
          <table:table-cell table:style-name="ce18"/>
          <table:table-cell table:style-name="ce18" table:formula="of:=SUM([.R25:.W25])" office:value-type="float" office:value="25" calcext:value-type="float">
            <text:p>25</text:p>
          </table:table-cell>
          <table:table-cell table:style-name="ce18" table:formula="of:=SUM([.AA25:.AE25])" office:value-type="float" office:value="4" calcext:value-type="float">
            <text:p>4</text:p>
          </table:table-cell>
          <table:table-cell table:style-name="ce18" table:formula="of:=SUM([.AF25:.AM25])" office:value-type="float" office:value="14" calcext:value-type="float">
            <text:p>14</text:p>
          </table:table-cell>
          <table:table-cell/>
          <table:table-cell table:style-name="ce15" table:formula="of:=SUM([.C24:.J24])" office:value-type="float" office:value="5" calcext:value-type="float">
            <text:p>5</text:p>
          </table:table-cell>
          <table:table-cell table:style-name="ce15" table:formula="of:=SUM([.K24:.Q24])" office:value-type="float" office:value="2" calcext:value-type="float">
            <text:p>2</text:p>
          </table:table-cell>
          <table:table-cell table:style-name="ce15" table:formula="of:=SUM([.R24:.AN24])" office:value-type="float" office:value="8" calcext:value-type="float">
            <text:p>8</text:p>
          </table:table-cell>
          <table:table-cell office:value-type="string" calcext:value-type="string">
            <text:p>müssen alle gerade sein</text:p>
          </table:table-cell>
          <table:table-cell table:number-columns-repeated="97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40"/>
          <table:table-cell office:value-type="string" calcext:value-type="string">
            <text:p>full date</text:p>
          </table:table-cell>
          <table:table-cell table:formula="of:=CONCATENATE([.Q25];&quot;:&quot;;[.J25];&quot; &quot;;[.AO25];&quot;.&quot;;[.AP25];&quot;.20&quot;;[.AQ25])" office:value-type="string" office:string-value="11:33 25.4.2014" calcext:value-type="string">
            <text:p>11:33 25.4.2014</text:p>
          </table:table-cell>
          <table:table-cell table:number-columns-repeated="982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O</text:p>
          </table:table-cell>
          <table:table-cell table:formula="of:=CONCATENATE(&quot;20&quot;;[.AQ25];&quot;-&quot;;[.AP25];&quot;-&quot;;[.AO25];&quot;T&quot;;[.Q25];&quot;:&quot;;[.J25];&quot;:00&quot;)" office:value-type="string" office:string-value="2014-4-25T11:33:00" calcext:value-type="string">
            <text:p>2014-4-25T11:33:00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3"/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8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.00.0000</text:date>, <text:time style:data-style-name="N2" text:time-value="0000-00-00T09:32:43.6753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25T11:33:26.072862000</dc:date>
    <meta:editing-duration>PT11H14M49S</meta:editing-duration>
    <meta:editing-cycles>53</meta:editing-cycles>
    <meta:generator>LibreOffice/4.1.5.3$MacOSX_x86 LibreOffice_project/1c1366bba2ba2b554cd2ca4d87c06da81c05d24</meta:generator>
    <meta:document-statistic meta:table-count="2" meta:cell-count="1437" meta:object-count="0"/>
  </office:meta>
</office:document-meta>
</file>